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1b1b1b" style:font-name="Courier New" fo:font-size="10pt" fo:background-color="#f2f1f1" style:font-name-asian="Courier New1" style:font-size-asian="10pt" style:font-name-complex="Courier New1" style:font-size-complex="10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b1b1b" fo:font-weight="bold" style:font-weight-asian="bold"/>
    </style:style>
    <style:style style:name="T4" style:family="text">
      <style:text-properties fo:color="#1b1b1b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ukutejatobyw"/>DIW01</text:p>
      <text:p text:style-name="Standard"><text:span text:style-name="T1">Tarea 1</text:span></text:p>
      <text:p text:style-name="Standard">Nombre y apellidos:</text:p>
      <text:p text:style-name="Standard">Os recomiendo que montéis un entorno de trabajo con las siguiente herramientas que os servirán para todo el curso:</text:p>
      <text:p text:style-name="Standard">Git </text:p>
      <text:p text:style-name="Standard"><text:a xlink:type="simple" xlink:href="https://git-scm.com/download/win" text:style-name="ListLabel_20_10" text:visited-style-name="ListLabel_20_10"><text:span text:style-name="T2">https://git-scm.com/download/win</text:span></text:a></text:p>
      <text:p text:style-name="Standard">Visual Studio Code</text:p>
      <text:p text:style-name="Standard"><text:a xlink:type="simple" xlink:href="https://code.visualstudio.com/download" text:style-name="ListLabel_20_10" text:visited-style-name="ListLabel_20_10"><text:span text:style-name="T2">https://code.visualstudio.com/download</text:span></text:a></text:p>
      <text:p text:style-name="Standard">Os podéis crear una cuenta gratuita en gitlab para almacenar vuestras prácticas y mantener así vuestro trabajo a salvo y organizado, además de ser una herramienta básica en el desarrollo del software. Dentro de git podéis montar una estructura de carpetas por unidades didácticas y tareas.</text:p>
      <text:p text:style-name="Standard">En visual studio code podéis ponerlo en español y añadir extensiones relativas a html y css para facilitaros el trabajo.</text:p>
      <text:p text:style-name="Standard">Cada uno de los apartados siguientes debe de contener un archivo index1.html, index2.html,.. según el ejercicio 1,2 con el resultado del ejercicio y dentro de una carpeta con este formato apellido1_apellido2_nombre_tareaX:</text:p>
      <text:p text:style-name="Standard"/>
      <text:list xml:id="list2267810208" text:style-name="WWNum1">
        <text:list-item>
          <text:p text:style-name="P2">Crea un fichero index.html y dentro crea una una tabla con 5 columnas y 5 filas con los elementos <text:span text:style-name="T1">tr td</text:span>. 2 puntos</text:p>
        </text:list-item>
        <text:list-item>
          <text:p text:style-name="P2">Modifica para los encabezados con el elemento <text:span text:style-name="T1">th </text:span>y explica su funcionamiento. 2 puntos</text:p>
        </text:list-item>
        <text:list-item>
          <text:p text:style-name="P2">Utiliza los atributos <text:span text:style-name="T1">colspan </text:span>y <text:span text:style-name="T1">rowspan </text:span>para fusionar celdas. 2 puntos</text:p>
        </text:list-item>
        <text:list-item>
          <text:p text:style-name="P2">Proporciona un estilo común a una de las columnas con <text:span text:style-name="T3">style="background-color: </text:span><text:span text:style-name="T1">brown</text:span><text:span text:style-name="T4">" y explica su funcionamiento. 2 puntos</text:span></text:p>
        </text:list-item>
        <text:list-item>
          <text:p text:style-name="P2">Haz lo mismo pero utilizando el atributo &lt;<text:span text:style-name="T1">col</text:span>&gt; y &lt;<text:span text:style-name="T1">colgroup</text:span>&gt; y explica su funcionamiento. <text:span text:style-name="T4">2 puntos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858" style:font-name="Arial" fo:font-size="12pt" fo:language="es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c4858" style:font-name="Arial" fo:font-size="12pt" fo:language="es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215" meta:character-count="1367" meta:non-whitespace-character-count="1172"/>
    <meta:generator>LibreOfficeDev/6.0.5.2$Linux_X86_64 LibreOffice_project/</meta:generator>
  </office:meta>
</office:document-meta>
</file>